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4f5a" officeooo:paragraph-rsid="001b4f5a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b4f5a" officeooo:paragraph-rsid="001b4f5a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ed8c0" officeooo:paragraph-rsid="001ed8c0"/>
    </style:style>
    <style:style style:name="P4" style:family="paragraph" style:parent-style-name="Standard">
      <style:text-properties officeooo:rsid="00211783" officeooo:paragraph-rsid="00211783"/>
    </style:style>
    <style:style style:name="P5" style:family="paragraph" style:parent-style-name="Standard">
      <style:text-properties officeooo:rsid="0021b513" officeooo:paragraph-rsid="0021b513"/>
    </style:style>
    <style:style style:name="P6" style:family="paragraph" style:parent-style-name="Standard">
      <style:text-properties fo:font-style="normal" officeooo:rsid="002d7e22" officeooo:paragraph-rsid="002d7e22" style:font-style-asian="normal" style:font-style-complex="normal"/>
    </style:style>
    <style:style style:name="P7" style:family="paragraph" style:parent-style-name="Standard">
      <style:text-properties fo:font-style="normal" officeooo:rsid="002eb0b8" officeooo:paragraph-rsid="002eb0b8" style:font-style-asian="normal" style:font-style-complex="normal"/>
    </style:style>
    <style:style style:name="P8" style:family="paragraph" style:parent-style-name="Standard">
      <style:text-properties officeooo:rsid="0025c900" officeooo:paragraph-rsid="0025c900"/>
    </style:style>
    <style:style style:name="P9" style:family="paragraph" style:parent-style-name="Standard">
      <style:text-properties officeooo:rsid="0029110a" officeooo:paragraph-rsid="0029110a"/>
    </style:style>
    <style:style style:name="P10" style:family="paragraph" style:parent-style-name="Standard">
      <style:text-properties officeooo:rsid="002a7d39" officeooo:paragraph-rsid="002a7d39"/>
    </style:style>
    <style:style style:name="P11" style:family="paragraph" style:parent-style-name="Standard">
      <style:text-properties officeooo:rsid="002bed2d" officeooo:paragraph-rsid="002bed2d"/>
    </style:style>
    <style:style style:name="P12" style:family="paragraph" style:parent-style-name="Standard">
      <style:text-properties fo:font-style="italic" officeooo:rsid="00306c99" officeooo:paragraph-rsid="00306c99" style:font-style-asian="italic" style:font-style-complex="italic"/>
    </style:style>
    <style:style style:name="P13" style:family="paragraph" style:parent-style-name="Standard">
      <style:text-properties fo:font-style="italic" officeooo:rsid="0035ba93" officeooo:paragraph-rsid="0035ba93" style:font-style-asian="italic" style:font-style-complex="italic"/>
    </style:style>
    <style:style style:name="P14" style:family="paragraph" style:parent-style-name="Standard">
      <style:text-properties fo:font-style="italic" officeooo:rsid="00366d15" officeooo:paragraph-rsid="00366d15" style:font-style-asian="italic" style:font-style-complex="italic"/>
    </style:style>
    <style:style style:name="P15" style:family="paragraph" style:parent-style-name="Standard">
      <style:text-properties fo:font-style="italic" officeooo:rsid="00372847" officeooo:paragraph-rsid="00372847" style:font-style-asian="italic" style:font-style-complex="italic"/>
    </style:style>
    <style:style style:name="P16" style:family="paragraph" style:parent-style-name="Standard">
      <style:text-properties fo:font-style="italic" officeooo:rsid="00389a13" officeooo:paragraph-rsid="00389a13" style:font-style-asian="italic" style:font-style-complex="italic"/>
    </style:style>
    <style:style style:name="P17" style:family="paragraph" style:parent-style-name="Standard">
      <style:text-properties fo:font-style="italic" officeooo:rsid="003b84fd" officeooo:paragraph-rsid="003b84fd" style:font-style-asian="italic" style:font-style-complex="italic"/>
    </style:style>
    <style:style style:name="P18" style:family="paragraph" style:parent-style-name="Standard">
      <style:text-properties fo:font-style="italic" officeooo:rsid="003c7657" officeooo:paragraph-rsid="003c7657" style:font-style-asian="italic" style:font-style-complex="italic"/>
    </style:style>
    <style:style style:name="P19" style:family="paragraph" style:parent-style-name="Standard">
      <style:text-properties fo:font-style="italic" officeooo:rsid="003e0e53" officeooo:paragraph-rsid="003e0e53" style:font-style-asian="italic" style:font-style-complex="italic"/>
    </style:style>
    <style:style style:name="P20" style:family="paragraph" style:parent-style-name="Standard">
      <style:text-properties fo:font-style="italic" officeooo:rsid="0021b513" officeooo:paragraph-rsid="0021b513" style:font-style-asian="italic" style:font-style-complex="italic"/>
    </style:style>
    <style:style style:name="P21" style:family="paragraph" style:parent-style-name="Standard">
      <style:text-properties fo:font-style="italic" fo:font-weight="normal" officeooo:rsid="002bed2d" officeooo:paragraph-rsid="002a7d39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normal" officeooo:rsid="0025c900" officeooo:paragraph-rsid="0025c900" style:font-style-asian="normal" style:font-style-complex="normal"/>
    </style:style>
    <style:style style:name="P23" style:family="paragraph" style:parent-style-name="Standard">
      <style:text-properties fo:font-style="normal" officeooo:rsid="00274791" officeooo:paragraph-rsid="00274791" style:font-style-asian="normal" style:font-style-complex="normal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bold" officeooo:rsid="00274791" officeooo:paragraph-rsid="00274791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normal" officeooo:rsid="00294bc3" officeooo:paragraph-rsid="0029110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a7d39" officeooo:paragraph-rsid="002a7d39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d7e22" officeooo:paragraph-rsid="002d7e22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dec5d" officeooo:paragraph-rsid="002dec5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306c99" officeooo:paragraph-rsid="00306c9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31535f" officeooo:paragraph-rsid="0031535f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35ba93" officeooo:paragraph-rsid="0035ba93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72847" officeooo:paragraph-rsid="00366d15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66d15" officeooo:paragraph-rsid="00366d15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b84fd" officeooo:paragraph-rsid="003b84fd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c7657" officeooo:paragraph-rsid="003c765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feaea" officeooo:paragraph-rsid="003feaea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4375c3" officeooo:paragraph-rsid="004375c3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456ec5" officeooo:paragraph-rsid="00456ec5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472dd6" officeooo:paragraph-rsid="00472dd6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47fcc1" officeooo:paragraph-rsid="0047fcc1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4a7911" officeooo:paragraph-rsid="004a7911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officeooo:rsid="002a7d39" officeooo:paragraph-rsid="00486f1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6ec9" style:font-style-asian="italic" style:font-style-complex="italic"/>
    </style:style>
    <style:style style:name="T3" style:family="text">
      <style:text-properties fo:font-style="italic" officeooo:rsid="00389a13" style:font-style-asian="italic" style:font-style-complex="italic"/>
    </style:style>
    <style:style style:name="T4" style:family="text">
      <style:text-properties fo:font-style="italic" officeooo:rsid="003b5b3a" style:font-style-asian="italic" style:font-style-complex="italic"/>
    </style:style>
    <style:style style:name="T5" style:family="text">
      <style:text-properties fo:font-style="italic" officeooo:rsid="00428939" style:font-style-asian="italic" style:font-style-complex="italic"/>
    </style:style>
    <style:style style:name="T6" style:family="text">
      <style:text-properties fo:font-style="italic" officeooo:rsid="004a7911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94bc3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bed2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86f19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1e8950"/>
    </style:style>
    <style:style style:name="T13" style:family="text">
      <style:text-properties officeooo:rsid="0021832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94bc3" style:font-style-asian="normal" style:font-style-complex="normal"/>
    </style:style>
    <style:style style:name="T16" style:family="text">
      <style:text-properties fo:font-style="normal" officeooo:rsid="00326f86" style:font-style-asian="normal" style:font-style-complex="normal"/>
    </style:style>
    <style:style style:name="T17" style:family="text">
      <style:text-properties fo:font-style="normal" officeooo:rsid="00389a13" style:font-style-asian="normal" style:font-style-complex="normal"/>
    </style:style>
    <style:style style:name="T18" style:family="text">
      <style:text-properties fo:font-style="normal" officeooo:rsid="003b5b3a" style:font-style-asian="normal" style:font-style-complex="normal"/>
    </style:style>
    <style:style style:name="T19" style:family="text">
      <style:text-properties fo:font-style="normal" fo:font-weight="bold" officeooo:rsid="00294bc3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372847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94bc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bed2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7284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a713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e87c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ed8c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86f19" style:font-style-asian="normal" style:font-weight-asian="normal" style:font-style-complex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bed2d" style:font-weight-asian="normal" style:font-weight-complex="normal"/>
    </style:style>
    <style:style style:name="T32" style:family="text">
      <style:text-properties fo:font-weight="normal" officeooo:rsid="002f1f7f" style:font-weight-asian="normal" style:font-weight-complex="normal"/>
    </style:style>
    <style:style style:name="T33" style:family="text">
      <style:text-properties fo:font-weight="normal" officeooo:rsid="00372847" style:font-weight-asian="normal" style:font-weight-complex="normal"/>
    </style:style>
    <style:style style:name="T34" style:family="text">
      <style:text-properties fo:font-weight="normal" officeooo:rsid="003ed8cf" style:font-weight-asian="normal" style:font-weight-complex="normal"/>
    </style:style>
    <style:style style:name="T35" style:family="text">
      <style:text-properties officeooo:rsid="00428939"/>
    </style:style>
    <style:style style:name="T36" style:family="text">
      <style:text-properties officeooo:rsid="004a79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ise à niveau Java</text:p>
      <text:p text:style-name="P1"/>
      <text:p text:style-name="P1"/>
      <text:p text:style-name="P1">Beaucoup de résolutions à l'exécution et pas à la compilation : plus facile pour définir des tableaux <text:tab/>dynamiques<text:span text:style-name="T12">.</text:span></text:p>
      <text:p text:style-name="P1"/>
      <text:p text:style-name="P1">Toutes les classes par défaut contiennent la méthode <text:span text:style-name="T1">toString()</text:span><text:span text:style-name="T16">. Son appel est souvent implicite.</text:span><text:span text:style-name="T17"> En <text:tab/>définir une pour sa classe (renvoie </text:span><text:span text:style-name="T3">string</text:span><text:span text:style-name="T17">, pas d'arguments, pas d'exceptions).</text:span><text:span text:style-name="T18"> Dans un <text:tab/></text:span><text:span text:style-name="T4">println</text:span><text:span text:style-name="T18">, il l'appelera tout seul si elle est définie, même pour une classe custom.</text:span></text:p>
      <text:p text:style-name="P1"/>
      <text:p text:style-name="P1">Le JDK sert à pseudo-compiler vers le .class, qui est portable sur toute architecture sur laquelle est <text:tab/>installée une JVM. Cette étape suivante, pour passer du bytecode à l'opcode, est gérée par <text:tab/>l'interpréteur dans la JVM ; il s'agit ici du JRE (Java Runtime Environment). Le JRE est <text:tab/>donc nécessaire pour exécuter du Java, et le JDK (beaucoup plus lourd) pour en compiler.</text:p>
      <text:p text:style-name="P1"/>
      <text:p text:style-name="P3">Java n'est pas qu'un langage, c'est un environnement, un système à tendance autarcique (offre <text:tab/>pléthorique au niveau de la lib standard).</text:p>
      <text:p text:style-name="P3"/>
      <text:p text:style-name="P4">char sur 2 octets (donc support <text:span text:style-name="T13">natif </text:span>pour l'UTF-8).</text:p>
      <text:p text:style-name="P5"><text:tab/><text:span text:style-name="T1">== ne compare pas entre strings mais compare si l'objet pointé est le même. </text:span><text:span text:style-name="T2">str.equals()</text:span><text:span text:style-name="T1"> !</text:span></text:p>
      <text:p text:style-name="P20"/>
      <text:p text:style-name="P8">Un tableau statique doit être instancié sur la même ligne que sa déclaration.</text:p>
      <text:p text:style-name="P8">Un tableau dynamique doit être initialisé avec <text:span text:style-name="T1">new</text:span><text:span text:style-name="T14">.</text:span></text:p>
      <text:p text:style-name="P22"/>
      <text:p text:style-name="P24">Conventions de nommage :</text:p>
      <text:p text:style-name="P23"><text:tab/>- Camelcase </text:p>
      <text:p text:style-name="P23"><text:tab/>- Classe commence par une maj <text:s/>(donc nom de fichier aussi)</text:p>
      <text:p text:style-name="P23"><text:tab/>- Variable commence par une min</text:p>
      <text:p text:style-name="P23"><text:tab/>- Si constante, nom en maj avec des underscores.</text:p>
      <text:p text:style-name="P23"/>
      <text:p text:style-name="P9"><text:span text:style-name="T14">On peut surcharger ssi le nombre ou type des paramètres d'entrées ou de sortie change</text:span><text:span text:style-name="T15"> </text:span><text:span text:style-name="T19">SAUF SI</text:span><text:span text:style-name="T22"> <text:tab/>seul le type de retour change (l'interpréteur ne saura pas faire la différence entre les deux)</text:span></text:p>
      <text:p text:style-name="P25"/>
      <text:p text:style-name="P10"><text:span text:style-name="T8">s</text:span><text:span text:style-name="T7">tatic</text:span><text:span text:style-name="T21"> = appelable même sans instanciation. Par exemple, dans java.maths, les fonctions sont static, <text:tab/></text:span><text:span text:style-name="T23"><text:tab/></text:span><text:span text:style-name="T21">on a pas besoin d'instancier un constructeur de maths pour utiliser une fonction. Par </text:span><text:span text:style-name="T23"><text:tab/><text:tab/></text:span><text:span text:style-name="T21">ailleurs, une variable </text:span><text:span text:style-name="T7">static</text:span><text:span text:style-name="T21"> est stockée dans un unique espace mémoire ; 3 instances </text:span><text:span text:style-name="T23"><text:tab/><text:tab/></text:span><text:span text:style-name="T21">d'une classe auront la valeur du </text:span><text:span text:style-name="T7">static</text:span><text:span text:style-name="T21"> partagée par ces instances.</text:span></text:p>
      <text:p text:style-name="P10"><text:span text:style-name="T21"><text:tab/>Typiquement, une constante, une pseudo-bdd (puisque tout le monde partage la même et les <text:tab/></text:span><text:span text:style-name="T23"><text:tab/></text:span><text:span text:style-name="T21">modifications se répercutent donc) est </text:span><text:span text:style-name="T7">static</text:span></text:p>
      <text:p text:style-name="P10"><text:span text:style-name="T21"><text:tab/>Donc </text:span><text:span text:style-name="T7">static</text:span><text:span text:style-name="T21"> = on partage</text:span><text:span text:style-name="T23">. Pas de </text:span><text:span text:style-name="T9">this</text:span><text:span text:style-name="T23"> (pas d'instances)</text:span></text:p>
      <text:p text:style-name="P11"><text:span text:style-name="T21"><text:tab/>Pas besoin de méthodes </text:span><text:span text:style-name="T7">static</text:span><text:span text:style-name="T21"> la plupart du temps. Tant que </text:span><text:span text:style-name="T7">new</text:span><text:span text:style-name="T21"> n'a pas été appelé, rien <text:tab/><text:tab/><text:tab/>n'existe sauf ce qui est </text:span><text:span text:style-name="T7">static</text:span><text:span text:style-name="T21">.</text:span></text:p>
      <text:p text:style-name="P26"/>
      <text:p text:style-name="P42"><text:span text:style-name="T7">final</text:span><text:span text:style-name="T21"> = pas modifiable. </text:span><text:span text:style-name="T23">Une constante est donc </text:span><text:span text:style-name="T9">static final</text:span><text:span text:style-name="T10">.</text:span></text:p>
      <text:p text:style-name="P42"><text:span text:style-name="T10"><text:tab/></text:span><text:span text:style-name="T28">Pas héritable non plus (on peut déclarer une classe en </text:span><text:span text:style-name="T10">final</text:span><text:span text:style-name="T28">).</text:span></text:p>
      <text:p text:style-name="P21"/>
      <text:p text:style-name="P6"><text:span text:style-name="T31">P</text:span><text:span text:style-name="T30">ossibilité de faire des packages (obligé en JavaCard ou pour faire des </text:span><text:span text:style-name="T7">.jar</text:span><text:span text:style-name="T30"> = fichier </text:span><text:span text:style-name="T7">.zip</text:span><text:span text:style-name="T30"> qui <text:tab/>contient des fichiers </text:span><text:span text:style-name="T7">.class</text:span><text:span text:style-name="T30"> et un fichier contenant l'endroit où aller chercher le bootstrap (le <text:tab/>main)).</text:span></text:p>
      <text:p text:style-name="P27"><text:tab/>Nom du répertoire doit être = au nom du package.</text:p>
      <text:p text:style-name="P28"><text:tab/>Convention pour le nommage : le nom du package commence par un nom de domaine qu'on</text:p>
      <text:p text:style-name="P28"><text:tab/><text:tab/>contrôle</text:p>
      <text:p text:style-name="P7"><text:soft-page-break/><text:span text:style-name="T30">Idéal : expliciter les classes qu'on va chercher (pas de .*), pour pas toutes aller les chercher et pour <text:tab/>que ça <text:s/>soit clair à la lecture (on sait d'où une classe utilisée vient</text:span><text:span text:style-name="T32">, et pas d'ambigüité</text:span><text:span text:style-name="T30">).</text:span></text:p>
      <text:p text:style-name="P12"><text:span text:style-name="T30">protected</text:span><text:span text:style-name="T21"> </text:span><text:span text:style-name="T26">visible pour les héritiers, protégé pour les autres.</text:span></text:p>
      <text:p text:style-name="P15"><text:span text:style-name="T20"><text:tab/></text:span><text:span text:style-name="T21">On peut mettre des variables en </text:span><text:span text:style-name="T30">protected</text:span><text:span text:style-name="T34">/private</text:span><text:span text:style-name="T21"> mais pouvoir les récupérer ailleurs avec </text:span><text:span text:style-name="T27"><text:tab/><text:tab/></text:span><text:span text:style-name="T21">des </text:span><text:span text:style-name="T30">getters</text:span><text:span text:style-name="T21">.</text:span><text:span text:style-name="T27"> Ce qui permet d'interdire la modification et d'autoriser la lecture par <text:tab/><text:tab/><text:tab/>exemple. En général, un </text:span><text:span text:style-name="T34">setter</text:span><text:span text:style-name="T27"> serait associé à une authentification.</text:span></text:p>
      <text:p text:style-name="P29"/>
      <text:p text:style-name="P30">En Java, args[0] = premier argument (pas le nom du programme).</text:p>
      <text:p text:style-name="P30"/>
      <text:p text:style-name="P31">"015648" =&gt; (int) 015648 <text:s text:c="2"/>-----&gt; int = Integer.parseInt ( string )</text:p>
      <text:p text:style-name="P13"><text:span text:style-name="T21"><text:tab/>Si </text:span><text:span text:style-name="T30">string</text:span><text:span text:style-name="T21"> contient des caractères autres que numériques, exception.</text:span></text:p>
      <text:p text:style-name="P31"/>
      <text:p text:style-name="P31"/>
      <text:p text:style-name="P14"><text:span text:style-name="T21">Définir plusieurs constructeurs à la chaîne comme dans </text:span><text:span text:style-name="T30">Vecteur3D.java</text:span><text:span text:style-name="T21"> avec les </text:span><text:span text:style-name="T30">this</text:span><text:span text:style-name="T21">.</text:span></text:p>
      <text:p text:style-name="P14"><text:span text:style-name="T21"><text:tab/></text:span><text:span text:style-name="T30">this.attribut</text:span></text:p>
      <text:p text:style-name="P14"><text:span text:style-name="T30"><text:tab/>this(valeurs)</text:span><text:span text:style-name="T21"> = appelle le constructeur de cette classe avec ces valeurs</text:span></text:p>
      <text:p text:style-name="P14"><text:span text:style-name="T21"><text:tab/>Permet de faire des chaînages simples et intelligents pour pouvoir faire des fonctionnalités <text:tab/><text:tab/>différentes selon les cas</text:span><text:span text:style-name="T24"> (</text:span><text:span text:style-name="T33">ex :</text:span><text:span text:style-name="T24"> le constructeur général, chaîné pour un cas particulier).</text:span></text:p>
      <text:p text:style-name="P32"/>
      <text:p text:style-name="P16"><text:span text:style-name="T24">F</text:span><text:span text:style-name="T21">onctionne toujours en références (comme des pointeurs) ; on modifie toujours la "vraie" valeur et <text:tab/>pas une </text:span><text:span text:style-name="T25">"copie".</text:span></text:p>
      <text:p text:style-name="P33"/>
      <text:p text:style-name="P33"/>
      <text:p text:style-name="P17"><text:span text:style-name="T21">Java va résoudre le nom d'une fonction en regardant les classes importées et celles de la lib <text:tab/>standard. Il a aussi une variable </text:span><text:span text:style-name="T30">classpath</text:span><text:span text:style-name="T21"> personnelle qui contient toujours par défaut le <text:tab/>dossier courant ; les classes du dossier courant n'ont donc pas à être </text:span><text:span text:style-name="T30">import</text:span><text:span text:style-name="T21"> ; il les trouvera <text:tab/>toutes seules.</text:span></text:p>
      <text:p text:style-name="P34"><text:tab/>Si on fait un package, ça marche plus : les classes seront dans des répertoires différents (une <text:tab/><text:tab/>par package). Il faut importer.</text:p>
      <text:p text:style-name="P18"><text:span text:style-name="T21"><text:tab/>Pour un fichier </text:span><text:span text:style-name="T30">.jar</text:span><text:span text:style-name="T21"> , il faut l'ajouter au </text:span><text:span text:style-name="T30">classpath</text:span><text:span text:style-name="T21">.</text:span></text:p>
      <text:p text:style-name="P35"/>
      <text:p text:style-name="P35"/>
      <text:p text:style-name="P19"><text:span text:style-name="T21">Héritage : </text:span><text:span text:style-name="T30">Foo </text:span><text:span text:style-name="T29">extends</text:span><text:span text:style-name="T30"> Bar {</text:span></text:p>
      <text:p text:style-name="P36"><text:tab/>Avec l'héritage on peut surcharger une méthode même avec des paramètres identiques ; la <text:tab/><text:tab/>précédente est alors complètement remplacée.</text:p>
      <text:p text:style-name="P36"><text:tab/><text:span text:style-name="T1">super</text:span> = <text:span text:style-name="T1">this</text:span> pour la classe parente.<text:span text:style-name="T35"> On ne pas pas explicitement chaîner les </text:span><text:span text:style-name="T5">super</text:span><text:span text:style-name="T35">, mais on <text:tab/><text:tab/>peut chaîner un </text:span><text:span text:style-name="T5">super</text:span><text:span text:style-name="T35"> avec une méthode qui contiendrait elle-même un </text:span><text:span text:style-name="T5">super</text:span><text:span text:style-name="T35">.</text:span></text:p>
      <text:p text:style-name="P36"/>
      <text:p text:style-name="P37"><text:tab/>On peut appeler une fonction parente : si <text:span text:style-name="T1">etudiant extends personne</text:span>, on peut faire <text:tab/><text:tab/><text:tab/><text:span text:style-name="T1">etudiant.fonctionDePersonne(); </text:span>en plus de <text:span text:style-name="T1">etudiant.fonctionDeEtudiant();</text:span></text:p>
      <text:p text:style-name="P38"><text:tab/>Se combine avec les surcharges/chaînages.</text:p>
      <text:p text:style-name="P37"/>
      <text:p text:style-name="P37">Mono-héritage en Java.</text:p>
      <text:p text:style-name="P36"/>
      <text:p text:style-name="P39">Du cast comme en C :<text:span text:style-name="T1"> long x ; int y = (int) x;</text:span></text:p>
      <text:p text:style-name="P39"><text:tab/>On peut aussi transtyper des classes custom, comme <text:span text:style-name="T1">etudiant e ; personne p = (personne) e;</text:span></text:p>
      <text:p text:style-name="P39"><text:span text:style-name="T1"><text:tab/><text:tab/></text:span>(Ne marche bien sûr pas dans l'autre sens)</text:p>
      <text:p text:style-name="P39"/>
      <text:p text:style-name="P39"/>
      <text:p text:style-name="P40">Classe primordiale en Java : <text:span text:style-name="T1">Object</text:span></text:p>
      <text:p text:style-name="P40"/>
      <text:p text:style-name="P40"/>
      <text:p text:style-name="P41"><text:soft-page-break/>Interface : <text:span text:style-name="T1">Foo </text:span><text:span text:style-name="T11">implements</text:span><text:span text:style-name="T29"> </text:span><text:span text:style-name="T1">Bar, Bar2 {</text:span></text:p>
      <text:p text:style-name="P41"><text:span text:style-name="T1"><text:tab/></text:span>Multiple interfaçage possible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0:09:35.564451412</meta:creation-date>
    <dc:date>2016-10-11T12:10:32.231811117</dc:date>
    <meta:editing-duration>PT1H48M33S</meta:editing-duration>
    <meta:editing-cycles>42</meta:editing-cycles>
    <meta:generator>LibreOffice/5.2.2.2.0$Linux_X86_64 LibreOffice_project/20m0$Build-2</meta:generator>
    <meta:document-statistic meta:table-count="0" meta:image-count="0" meta:object-count="0" meta:page-count="3" meta:paragraph-count="51" meta:word-count="846" meta:character-count="5193" meta:non-whitespace-character-count="4324"/>
  </office:meta>
</office:document-meta>
</file>